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/>
  </office:automatic-styles>
  <office:body>
    <office:spreadsheet>
      <table:calculation-settings table:precision-as-shown="true"/>
      <table:table table:name="Pergunt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Y2</text:p>
          </table:table-cell>
          <table:table-cell table:number-columns-repeated="2" office:value-type="string" calcext:value-type="string">
            <text:p>Corrente Primario</text:p>
          </table:table-cell>
          <table:table-cell table:number-columns-repeated="4"/>
        </table:table-row>
        <table:table-row table:style-name="ro1">
          <table:table-cell office:value-type="float" office:value="15.03" calcext:value-type="float">
            <text:p>15.03</text:p>
          </table:table-cell>
          <table:table-cell/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string" calcext:value-type="string">
            <text:p>V1ef(ac)</text:p>
          </table:table-cell>
          <table:table-cell office:value-type="float" office:value="223.517" calcext:value-type="float">
            <text:p>223.517</text:p>
          </table:table-cell>
          <table:table-cell office:value-type="float" office:value="25.01" calcext:value-type="float">
            <text:p>25.01</text:p>
          </table:table-cell>
          <table:table-cell office:value-type="float" office:value="225.693" calcext:value-type="float">
            <text:p>225.693</text:p>
          </table:table-cell>
          <table:table-cell office:value-type="float" office:value="24.957" calcext:value-type="float">
            <text:p>24.957</text:p>
          </table:table-cell>
          <table:table-cell office:value-type="float" office:value="225.367" calcext:value-type="float">
            <text:p>225.367</text:p>
          </table:table-cell>
          <table:table-cell office:value-type="float" office:value="24.474" calcext:value-type="float">
            <text:p>24.474</text:p>
          </table:table-cell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string" calcext:value-type="string">
            <text:p>V2ef(ac)</text:p>
          </table:table-cell>
          <table:table-cell office:value-type="float" office:value="1.817" calcext:value-type="float">
            <text:p>1.817</text:p>
          </table:table-cell>
          <table:table-cell office:value-type="float" office:value="1.821" calcext:value-type="float">
            <text:p>1.821</text:p>
          </table:table-cell>
          <table:table-cell office:value-type="float" office:value="2.089" calcext:value-type="float">
            <text:p>2.089</text:p>
          </table:table-cell>
          <table:table-cell office:value-type="float" office:value="2.086" calcext:value-type="float">
            <text:p>2.086</text:p>
          </table:table-cell>
          <table:table-cell office:value-type="float" office:value="3.314" calcext:value-type="float">
            <text:p>3.314</text:p>
          </table:table-cell>
          <table:table-cell office:value-type="float" office:value="3.304" calcext:value-type="float">
            <text:p>3.304</text:p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string" calcext:value-type="string">
            <text:p>&lt;v1xv2&gt;(ac)</text:p>
          </table:table-cell>
          <table:table-cell office:value-type="float" office:value="353.221" calcext:value-type="float">
            <text:p>353.221</text:p>
          </table:table-cell>
          <table:table-cell office:value-type="float" office:value="39.659" calcext:value-type="float">
            <text:p>39.659</text:p>
          </table:table-cell>
          <table:table-cell office:value-type="float" office:value="425.83" calcext:value-type="float">
            <text:p>425.83</text:p>
          </table:table-cell>
          <table:table-cell office:value-type="float" office:value="47.222" calcext:value-type="float">
            <text:p>47.222</text:p>
          </table:table-cell>
          <table:table-cell office:value-type="float" office:value="720.513" calcext:value-type="float">
            <text:p>720.513</text:p>
          </table:table-cell>
          <table:table-cell office:value-type="float" office:value="78.67" calcext:value-type="float">
            <text:p>78.67</text:p>
          </table:table-cell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string" calcext:value-type="string">
            <text:p>&lt;v1&gt;</text:p>
          </table:table-cell>
          <table:table-cell office:value-type="float" office:value="-4.4" calcext:value-type="float">
            <text:p>-4.4</text:p>
          </table:table-cell>
          <table:table-cell office:value-type="float" office:value="-0.12" calcext:value-type="float">
            <text:p>-0.12</text:p>
          </table:table-cell>
          <table:table-cell office:value-type="float" office:value="-3.307" calcext:value-type="float">
            <text:p>-3.307</text:p>
          </table:table-cell>
          <table:table-cell office:value-type="float" office:value="-0.112" calcext:value-type="float">
            <text:p>-0.112</text:p>
          </table:table-cell>
          <table:table-cell office:value-type="float" office:value="-3.973" calcext:value-type="float">
            <text:p>-3.973</text:p>
          </table:table-cell>
          <table:table-cell table:style-name="ce2" office:value-type="float" office:value="-0.09333" calcext:value-type="float">
            <text:p>-9.33E-002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string" calcext:value-type="string">
            <text:p>&lt;v2&gt;</text:p>
          </table:table-cell>
          <table:table-cell table:style-name="ce2" office:value-type="float" office:value="0.03733" calcext:value-type="float">
            <text:p>3.73E-002</text:p>
          </table:table-cell>
          <table:table-cell table:style-name="ce2" office:value-type="float" office:value="0.0456" calcext:value-type="float">
            <text:p>4.56E-002</text:p>
          </table:table-cell>
          <table:table-cell table:style-name="ce2" office:value-type="float" office:value="0.04347" calcext:value-type="float">
            <text:p>4.35E-002</text:p>
          </table:table-cell>
          <table:table-cell table:style-name="ce2" office:value-type="float" office:value="0.052" calcext:value-type="float">
            <text:p>5.20E-002</text:p>
          </table:table-cell>
          <table:table-cell table:style-name="ce2" office:value-type="float" office:value="0.0544" calcext:value-type="float">
            <text:p>5.44E-002</text:p>
          </table:table-cell>
          <table:table-cell table:style-name="ce2" office:value-type="float" office:value="0.0672" calcext:value-type="float">
            <text:p>6.72E-002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string" calcext:value-type="string">
            <text:p>multimetro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2.6" calcext:value-type="float">
            <text:p>222.6</text:p>
          </table:table-cell>
          <table:table-cell office:value-type="float" office:value="222.3" calcext:value-type="float">
            <text:p>222.3</text:p>
          </table:table-cell>
          <table:table-cell/>
          <table:table-cell office:value-type="float" office:value="222.6" calcext:value-type="float">
            <text:p>222.6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149.8" calcext:value-type="float">
            <text:p>149.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 style:data-style-name="N2" text:time-value="10:35:47.3647426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8T10:45:00.974451334</dc:date>
    <meta:editing-duration>PT30M58S</meta:editing-duration>
    <meta:editing-cycles>8</meta:editing-cycles>
    <meta:generator>LibreOffice/4.2.6.3$Linux_X86_64 LibreOffice_project/420$Build-3</meta:generator>
    <dc:creator>Samuel Balula</dc:creator>
    <meta:document-statistic meta:table-count="1" meta:cell-count="64" meta:object-count="0"/>
  </office:meta>
</office:document-meta>
</file>